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4228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="0.99pt solid #000000"/>
    </style:style>
    <style:style style:name="ce2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-g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t_row_no</text:p>
          </table:table-cell>
          <table:table-cell office:value-type="string" calcext:value-type="string">
            <text:p>mat_col_no</text:p>
          </table:table-cell>
          <table:table-cell office:value-type="string" calcext:value-type="string">
            <text:p>conv_row_no</text:p>
          </table:table-cell>
          <table:table-cell office:value-type="string" calcext:value-type="string">
            <text:p>conv_col_n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unn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6806" calcext:value-type="float">
            <text:p>0.000356806</text:p>
          </table:table-cell>
          <table:table-cell table:formula="of:=COM.MICROSOFT.CONCAT(&quot;N=&quot;;[.A2];&quot;,M=&quot;;[.B2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8495" calcext:value-type="float">
            <text:p>0.000358495</text:p>
          </table:table-cell>
          <table:table-cell table:formula="of:=COM.MICROSOFT.CONCAT(&quot;N=&quot;;[.A3];&quot;,M=&quot;;[.B3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77083" calcext:value-type="float">
            <text:p>0.000377083</text:p>
          </table:table-cell>
          <table:table-cell table:formula="of:=COM.MICROSOFT.CONCAT(&quot;N=&quot;;[.A4];&quot;,M=&quot;;[.B4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90032" calcext:value-type="float">
            <text:p>0.000390032</text:p>
          </table:table-cell>
          <table:table-cell table:formula="of:=COM.MICROSOFT.CONCAT(&quot;N=&quot;;[.A5];&quot;,M=&quot;;[.B5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5865" calcext:value-type="float">
            <text:p>0.000355865</text:p>
          </table:table-cell>
          <table:table-cell table:formula="of:=COM.MICROSOFT.CONCAT(&quot;N=&quot;;[.A6];&quot;,M=&quot;;[.B6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4466" calcext:value-type="float">
            <text:p>0.000354466</text:p>
          </table:table-cell>
          <table:table-cell table:formula="of:=COM.MICROSOFT.CONCAT(&quot;N=&quot;;[.A7];&quot;,M=&quot;;[.B7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66825" calcext:value-type="float">
            <text:p>0.000366825</text:p>
          </table:table-cell>
          <table:table-cell table:formula="of:=COM.MICROSOFT.CONCAT(&quot;N=&quot;;[.A8];&quot;,M=&quot;;[.B8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5547" calcext:value-type="float">
            <text:p>0.000355547</text:p>
          </table:table-cell>
          <table:table-cell table:formula="of:=COM.MICROSOFT.CONCAT(&quot;N=&quot;;[.A9];&quot;,M=&quot;;[.B9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9572" calcext:value-type="float">
            <text:p>0.000359572</text:p>
          </table:table-cell>
          <table:table-cell table:formula="of:=COM.MICROSOFT.CONCAT(&quot;N=&quot;;[.A10];&quot;,M=&quot;;[.B10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0.000357397" calcext:value-type="float">
            <text:p>0.000357397</text:p>
          </table:table-cell>
          <table:table-cell table:formula="of:=COM.MICROSOFT.CONCAT(&quot;N=&quot;;[.A11];&quot;,M=&quot;;[.B11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34552" calcext:value-type="float">
            <text:p>1.34552</text:p>
          </table:table-cell>
          <table:table-cell table:formula="of:=COM.MICROSOFT.CONCAT(&quot;N=&quot;;[.A12];&quot;,M=&quot;;[.B1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45" calcext:value-type="float">
            <text:p>1.11545</text:p>
          </table:table-cell>
          <table:table-cell table:formula="of:=COM.MICROSOFT.CONCAT(&quot;N=&quot;;[.A13];&quot;,M=&quot;;[.B1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32" calcext:value-type="float">
            <text:p>1.11532</text:p>
          </table:table-cell>
          <table:table-cell table:formula="of:=COM.MICROSOFT.CONCAT(&quot;N=&quot;;[.A14];&quot;,M=&quot;;[.B1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63" calcext:value-type="float">
            <text:p>1.11563</text:p>
          </table:table-cell>
          <table:table-cell table:formula="of:=COM.MICROSOFT.CONCAT(&quot;N=&quot;;[.A15];&quot;,M=&quot;;[.B1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93" calcext:value-type="float">
            <text:p>1.11593</text:p>
          </table:table-cell>
          <table:table-cell table:formula="of:=COM.MICROSOFT.CONCAT(&quot;N=&quot;;[.A16];&quot;,M=&quot;;[.B1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78" calcext:value-type="float">
            <text:p>1.11578</text:p>
          </table:table-cell>
          <table:table-cell table:formula="of:=COM.MICROSOFT.CONCAT(&quot;N=&quot;;[.A17];&quot;,M=&quot;;[.B1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76" calcext:value-type="float">
            <text:p>1.11576</text:p>
          </table:table-cell>
          <table:table-cell table:formula="of:=COM.MICROSOFT.CONCAT(&quot;N=&quot;;[.A18];&quot;,M=&quot;;[.B1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7" calcext:value-type="float">
            <text:p>1.1157</text:p>
          </table:table-cell>
          <table:table-cell table:formula="of:=COM.MICROSOFT.CONCAT(&quot;N=&quot;;[.A19];&quot;,M=&quot;;[.B1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678" calcext:value-type="float">
            <text:p>1.11678</text:p>
          </table:table-cell>
          <table:table-cell table:formula="of:=COM.MICROSOFT.CONCAT(&quot;N=&quot;;[.A20];&quot;,M=&quot;;[.B2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.11549" calcext:value-type="float">
            <text:p>1.11549</text:p>
          </table:table-cell>
          <table:table-cell table:formula="of:=COM.MICROSOFT.CONCAT(&quot;N=&quot;;[.A21];&quot;,M=&quot;;[.B2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221" calcext:value-type="float">
            <text:p>0.565221</text:p>
          </table:table-cell>
          <table:table-cell table:formula="of:=COM.MICROSOFT.CONCAT(&quot;N=&quot;;[.A22];&quot;,M=&quot;;[.B2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99" calcext:value-type="float">
            <text:p>0.565199</text:p>
          </table:table-cell>
          <table:table-cell table:formula="of:=COM.MICROSOFT.CONCAT(&quot;N=&quot;;[.A23];&quot;,M=&quot;;[.B2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73" calcext:value-type="float">
            <text:p>0.565173</text:p>
          </table:table-cell>
          <table:table-cell table:formula="of:=COM.MICROSOFT.CONCAT(&quot;N=&quot;;[.A24];&quot;,M=&quot;;[.B2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37" calcext:value-type="float">
            <text:p>0.565137</text:p>
          </table:table-cell>
          <table:table-cell table:formula="of:=COM.MICROSOFT.CONCAT(&quot;N=&quot;;[.A25];&quot;,M=&quot;;[.B2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56" calcext:value-type="float">
            <text:p>0.565156</text:p>
          </table:table-cell>
          <table:table-cell table:formula="of:=COM.MICROSOFT.CONCAT(&quot;N=&quot;;[.A26];&quot;,M=&quot;;[.B2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43" calcext:value-type="float">
            <text:p>0.565143</text:p>
          </table:table-cell>
          <table:table-cell table:formula="of:=COM.MICROSOFT.CONCAT(&quot;N=&quot;;[.A27];&quot;,M=&quot;;[.B2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31" calcext:value-type="float">
            <text:p>0.565131</text:p>
          </table:table-cell>
          <table:table-cell table:formula="of:=COM.MICROSOFT.CONCAT(&quot;N=&quot;;[.A28];&quot;,M=&quot;;[.B2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155" calcext:value-type="float">
            <text:p>0.565155</text:p>
          </table:table-cell>
          <table:table-cell table:formula="of:=COM.MICROSOFT.CONCAT(&quot;N=&quot;;[.A29];&quot;,M=&quot;;[.B2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509" calcext:value-type="float">
            <text:p>0.56509</text:p>
          </table:table-cell>
          <table:table-cell table:formula="of:=COM.MICROSOFT.CONCAT(&quot;N=&quot;;[.A30];&quot;,M=&quot;;[.B3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0.566204" calcext:value-type="float">
            <text:p>0.566204</text:p>
          </table:table-cell>
          <table:table-cell table:formula="of:=COM.MICROSOFT.CONCAT(&quot;N=&quot;;[.A31];&quot;,M=&quot;;[.B3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827" calcext:value-type="float">
            <text:p>0.286827</text:p>
          </table:table-cell>
          <table:table-cell table:formula="of:=COM.MICROSOFT.CONCAT(&quot;N=&quot;;[.A32];&quot;,M=&quot;;[.B3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83" calcext:value-type="float">
            <text:p>0.28683</text:p>
          </table:table-cell>
          <table:table-cell table:formula="of:=COM.MICROSOFT.CONCAT(&quot;N=&quot;;[.A33];&quot;,M=&quot;;[.B3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94" calcext:value-type="float">
            <text:p>0.286794</text:p>
          </table:table-cell>
          <table:table-cell table:formula="of:=COM.MICROSOFT.CONCAT(&quot;N=&quot;;[.A34];&quot;,M=&quot;;[.B3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99" calcext:value-type="float">
            <text:p>0.286799</text:p>
          </table:table-cell>
          <table:table-cell table:formula="of:=COM.MICROSOFT.CONCAT(&quot;N=&quot;;[.A35];&quot;,M=&quot;;[.B3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66" calcext:value-type="float">
            <text:p>0.286766</text:p>
          </table:table-cell>
          <table:table-cell table:formula="of:=COM.MICROSOFT.CONCAT(&quot;N=&quot;;[.A36];&quot;,M=&quot;;[.B3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73" calcext:value-type="float">
            <text:p>0.286773</text:p>
          </table:table-cell>
          <table:table-cell table:formula="of:=COM.MICROSOFT.CONCAT(&quot;N=&quot;;[.A37];&quot;,M=&quot;;[.B3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61" calcext:value-type="float">
            <text:p>0.286761</text:p>
          </table:table-cell>
          <table:table-cell table:formula="of:=COM.MICROSOFT.CONCAT(&quot;N=&quot;;[.A38];&quot;,M=&quot;;[.B3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36" calcext:value-type="float">
            <text:p>0.286736</text:p>
          </table:table-cell>
          <table:table-cell table:formula="of:=COM.MICROSOFT.CONCAT(&quot;N=&quot;;[.A39];&quot;,M=&quot;;[.B3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51" calcext:value-type="float">
            <text:p>0.286751</text:p>
          </table:table-cell>
          <table:table-cell table:formula="of:=COM.MICROSOFT.CONCAT(&quot;N=&quot;;[.A40];&quot;,M=&quot;;[.B4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0.286766" calcext:value-type="float">
            <text:p>0.286766</text:p>
          </table:table-cell>
          <table:table-cell table:formula="of:=COM.MICROSOFT.CONCAT(&quot;N=&quot;;[.A41];&quot;,M=&quot;;[.B4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42" calcext:value-type="float">
            <text:p>0.158342</text:p>
          </table:table-cell>
          <table:table-cell table:formula="of:=COM.MICROSOFT.CONCAT(&quot;N=&quot;;[.A42];&quot;,M=&quot;;[.B4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56" calcext:value-type="float">
            <text:p>0.158356</text:p>
          </table:table-cell>
          <table:table-cell table:formula="of:=COM.MICROSOFT.CONCAT(&quot;N=&quot;;[.A43];&quot;,M=&quot;;[.B4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416" calcext:value-type="float">
            <text:p>0.158416</text:p>
          </table:table-cell>
          <table:table-cell table:formula="of:=COM.MICROSOFT.CONCAT(&quot;N=&quot;;[.A44];&quot;,M=&quot;;[.B4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77" calcext:value-type="float">
            <text:p>0.158377</text:p>
          </table:table-cell>
          <table:table-cell table:formula="of:=COM.MICROSOFT.CONCAT(&quot;N=&quot;;[.A45];&quot;,M=&quot;;[.B4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6" calcext:value-type="float">
            <text:p>0.15836</text:p>
          </table:table-cell>
          <table:table-cell table:formula="of:=COM.MICROSOFT.CONCAT(&quot;N=&quot;;[.A46];&quot;,M=&quot;;[.B4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423" calcext:value-type="float">
            <text:p>0.158423</text:p>
          </table:table-cell>
          <table:table-cell table:formula="of:=COM.MICROSOFT.CONCAT(&quot;N=&quot;;[.A47];&quot;,M=&quot;;[.B4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88" calcext:value-type="float">
            <text:p>0.158388</text:p>
          </table:table-cell>
          <table:table-cell table:formula="of:=COM.MICROSOFT.CONCAT(&quot;N=&quot;;[.A48];&quot;,M=&quot;;[.B4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94" calcext:value-type="float">
            <text:p>0.158394</text:p>
          </table:table-cell>
          <table:table-cell table:formula="of:=COM.MICROSOFT.CONCAT(&quot;N=&quot;;[.A49];&quot;,M=&quot;;[.B4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401" calcext:value-type="float">
            <text:p>0.158401</text:p>
          </table:table-cell>
          <table:table-cell table:formula="of:=COM.MICROSOFT.CONCAT(&quot;N=&quot;;[.A50];&quot;,M=&quot;;[.B5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0.158367" calcext:value-type="float">
            <text:p>0.158367</text:p>
          </table:table-cell>
          <table:table-cell table:formula="of:=COM.MICROSOFT.CONCAT(&quot;N=&quot;;[.A51];&quot;,M=&quot;;[.B5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39" calcext:value-type="float">
            <text:p>117.539</text:p>
          </table:table-cell>
          <table:table-cell table:formula="of:=COM.MICROSOFT.CONCAT(&quot;N=&quot;;[.A52];&quot;,M=&quot;;[.B5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628" calcext:value-type="float">
            <text:p>117.628</text:p>
          </table:table-cell>
          <table:table-cell table:formula="of:=COM.MICROSOFT.CONCAT(&quot;N=&quot;;[.A53];&quot;,M=&quot;;[.B5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39" calcext:value-type="float">
            <text:p>117.539</text:p>
          </table:table-cell>
          <table:table-cell table:formula="of:=COM.MICROSOFT.CONCAT(&quot;N=&quot;;[.A54];&quot;,M=&quot;;[.B5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13" calcext:value-type="float">
            <text:p>117.513</text:p>
          </table:table-cell>
          <table:table-cell table:formula="of:=COM.MICROSOFT.CONCAT(&quot;N=&quot;;[.A55];&quot;,M=&quot;;[.B5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26" calcext:value-type="float">
            <text:p>117.526</text:p>
          </table:table-cell>
          <table:table-cell table:formula="of:=COM.MICROSOFT.CONCAT(&quot;N=&quot;;[.A56];&quot;,M=&quot;;[.B5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507" calcext:value-type="float">
            <text:p>117.507</text:p>
          </table:table-cell>
          <table:table-cell table:formula="of:=COM.MICROSOFT.CONCAT(&quot;N=&quot;;[.A57];&quot;,M=&quot;;[.B5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7.496" calcext:value-type="float">
            <text:p>117.496</text:p>
          </table:table-cell>
          <table:table-cell table:formula="of:=COM.MICROSOFT.CONCAT(&quot;N=&quot;;[.A58];&quot;,M=&quot;;[.B5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8.214" calcext:value-type="float">
            <text:p>118.214</text:p>
          </table:table-cell>
          <table:table-cell table:formula="of:=COM.MICROSOFT.CONCAT(&quot;N=&quot;;[.A59];&quot;,M=&quot;;[.B5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8.838" calcext:value-type="float">
            <text:p>118.838</text:p>
          </table:table-cell>
          <table:table-cell table:formula="of:=COM.MICROSOFT.CONCAT(&quot;N=&quot;;[.A60];&quot;,M=&quot;;[.B6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a</text:p>
          </table:table-cell>
          <table:table-cell office:value-type="float" office:value="118.845" calcext:value-type="float">
            <text:p>118.845</text:p>
          </table:table-cell>
          <table:table-cell table:formula="of:=COM.MICROSOFT.CONCAT(&quot;N=&quot;;[.A61];&quot;,M=&quot;;[.B6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403" calcext:value-type="float">
            <text:p>59.9403</text:p>
          </table:table-cell>
          <table:table-cell table:formula="of:=COM.MICROSOFT.CONCAT(&quot;N=&quot;;[.A62];&quot;,M=&quot;;[.B6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774" calcext:value-type="float">
            <text:p>59.9774</text:p>
          </table:table-cell>
          <table:table-cell table:formula="of:=COM.MICROSOFT.CONCAT(&quot;N=&quot;;[.A63];&quot;,M=&quot;;[.B6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532" calcext:value-type="float">
            <text:p>59.9532</text:p>
          </table:table-cell>
          <table:table-cell table:formula="of:=COM.MICROSOFT.CONCAT(&quot;N=&quot;;[.A64];&quot;,M=&quot;;[.B6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608" calcext:value-type="float">
            <text:p>59.9608</text:p>
          </table:table-cell>
          <table:table-cell table:formula="of:=COM.MICROSOFT.CONCAT(&quot;N=&quot;;[.A65];&quot;,M=&quot;;[.B6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341" calcext:value-type="float">
            <text:p>59.9341</text:p>
          </table:table-cell>
          <table:table-cell table:formula="of:=COM.MICROSOFT.CONCAT(&quot;N=&quot;;[.A66];&quot;,M=&quot;;[.B6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8845" calcext:value-type="float">
            <text:p>59.8845</text:p>
          </table:table-cell>
          <table:table-cell table:formula="of:=COM.MICROSOFT.CONCAT(&quot;N=&quot;;[.A67];&quot;,M=&quot;;[.B6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343" calcext:value-type="float">
            <text:p>59.9343</text:p>
          </table:table-cell>
          <table:table-cell table:formula="of:=COM.MICROSOFT.CONCAT(&quot;N=&quot;;[.A68];&quot;,M=&quot;;[.B6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469" calcext:value-type="float">
            <text:p>59.9469</text:p>
          </table:table-cell>
          <table:table-cell table:formula="of:=COM.MICROSOFT.CONCAT(&quot;N=&quot;;[.A69];&quot;,M=&quot;;[.B6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377" calcext:value-type="float">
            <text:p>59.9377</text:p>
          </table:table-cell>
          <table:table-cell table:formula="of:=COM.MICROSOFT.CONCAT(&quot;N=&quot;;[.A70];&quot;,M=&quot;;[.B7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a</text:p>
          </table:table-cell>
          <table:table-cell office:value-type="float" office:value="59.976" calcext:value-type="float">
            <text:p>59.976</text:p>
          </table:table-cell>
          <table:table-cell table:formula="of:=COM.MICROSOFT.CONCAT(&quot;N=&quot;;[.A71];&quot;,M=&quot;;[.B7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985" calcext:value-type="float">
            <text:p>30.7985</text:p>
          </table:table-cell>
          <table:table-cell table:formula="of:=COM.MICROSOFT.CONCAT(&quot;N=&quot;;[.A72];&quot;,M=&quot;;[.B7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473" calcext:value-type="float">
            <text:p>30.6473</text:p>
          </table:table-cell>
          <table:table-cell table:formula="of:=COM.MICROSOFT.CONCAT(&quot;N=&quot;;[.A73];&quot;,M=&quot;;[.B7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689" calcext:value-type="float">
            <text:p>30.7689</text:p>
          </table:table-cell>
          <table:table-cell table:formula="of:=COM.MICROSOFT.CONCAT(&quot;N=&quot;;[.A74];&quot;,M=&quot;;[.B7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479" calcext:value-type="float">
            <text:p>30.6479</text:p>
          </table:table-cell>
          <table:table-cell table:formula="of:=COM.MICROSOFT.CONCAT(&quot;N=&quot;;[.A75];&quot;,M=&quot;;[.B7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579" calcext:value-type="float">
            <text:p>30.7579</text:p>
          </table:table-cell>
          <table:table-cell table:formula="of:=COM.MICROSOFT.CONCAT(&quot;N=&quot;;[.A76];&quot;,M=&quot;;[.B7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702" calcext:value-type="float">
            <text:p>30.6702</text:p>
          </table:table-cell>
          <table:table-cell table:formula="of:=COM.MICROSOFT.CONCAT(&quot;N=&quot;;[.A77];&quot;,M=&quot;;[.B7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56" calcext:value-type="float">
            <text:p>30.756</text:p>
          </table:table-cell>
          <table:table-cell table:formula="of:=COM.MICROSOFT.CONCAT(&quot;N=&quot;;[.A78];&quot;,M=&quot;;[.B7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459" calcext:value-type="float">
            <text:p>30.6459</text:p>
          </table:table-cell>
          <table:table-cell table:formula="of:=COM.MICROSOFT.CONCAT(&quot;N=&quot;;[.A79];&quot;,M=&quot;;[.B7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7063" calcext:value-type="float">
            <text:p>30.7063</text:p>
          </table:table-cell>
          <table:table-cell table:formula="of:=COM.MICROSOFT.CONCAT(&quot;N=&quot;;[.A80];&quot;,M=&quot;;[.B8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da</text:p>
          </table:table-cell>
          <table:table-cell office:value-type="float" office:value="30.6453" calcext:value-type="float">
            <text:p>30.6453</text:p>
          </table:table-cell>
          <table:table-cell table:formula="of:=COM.MICROSOFT.CONCAT(&quot;N=&quot;;[.A81];&quot;,M=&quot;;[.B8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262" calcext:value-type="float">
            <text:p>16.3262</text:p>
          </table:table-cell>
          <table:table-cell table:formula="of:=COM.MICROSOFT.CONCAT(&quot;N=&quot;;[.A82];&quot;,M=&quot;;[.B8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21" calcext:value-type="float">
            <text:p>16.221</text:p>
          </table:table-cell>
          <table:table-cell table:formula="of:=COM.MICROSOFT.CONCAT(&quot;N=&quot;;[.A83];&quot;,M=&quot;;[.B8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715" calcext:value-type="float">
            <text:p>16.3715</text:p>
          </table:table-cell>
          <table:table-cell table:formula="of:=COM.MICROSOFT.CONCAT(&quot;N=&quot;;[.A84];&quot;,M=&quot;;[.B8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196" calcext:value-type="float">
            <text:p>16.2196</text:p>
          </table:table-cell>
          <table:table-cell table:formula="of:=COM.MICROSOFT.CONCAT(&quot;N=&quot;;[.A85];&quot;,M=&quot;;[.B8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5" calcext:value-type="float">
            <text:p>16.35</text:p>
          </table:table-cell>
          <table:table-cell table:formula="of:=COM.MICROSOFT.CONCAT(&quot;N=&quot;;[.A86];&quot;,M=&quot;;[.B8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275" calcext:value-type="float">
            <text:p>16.2275</text:p>
          </table:table-cell>
          <table:table-cell table:formula="of:=COM.MICROSOFT.CONCAT(&quot;N=&quot;;[.A87];&quot;,M=&quot;;[.B8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43" calcext:value-type="float">
            <text:p>16.343</text:p>
          </table:table-cell>
          <table:table-cell table:formula="of:=COM.MICROSOFT.CONCAT(&quot;N=&quot;;[.A88];&quot;,M=&quot;;[.B8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213" calcext:value-type="float">
            <text:p>16.2213</text:p>
          </table:table-cell>
          <table:table-cell table:formula="of:=COM.MICROSOFT.CONCAT(&quot;N=&quot;;[.A89];&quot;,M=&quot;;[.B8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363" calcext:value-type="float">
            <text:p>16.363</text:p>
          </table:table-cell>
          <table:table-cell table:formula="of:=COM.MICROSOFT.CONCAT(&quot;N=&quot;;[.A90];&quot;,M=&quot;;[.B9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da</text:p>
          </table:table-cell>
          <table:table-cell office:value-type="float" office:value="16.2222" calcext:value-type="float">
            <text:p>16.2222</text:p>
          </table:table-cell>
          <table:table-cell table:formula="of:=COM.MICROSOFT.CONCAT(&quot;N=&quot;;[.A91];&quot;,M=&quot;;[.B9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76279" calcext:value-type="float">
            <text:p>8.76279</text:p>
          </table:table-cell>
          <table:table-cell table:formula="of:=COM.MICROSOFT.CONCAT(&quot;N=&quot;;[.A92];&quot;,M=&quot;;[.B9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64668" calcext:value-type="float">
            <text:p>8.64668</text:p>
          </table:table-cell>
          <table:table-cell table:formula="of:=COM.MICROSOFT.CONCAT(&quot;N=&quot;;[.A93];&quot;,M=&quot;;[.B9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64957" calcext:value-type="float">
            <text:p>8.64957</text:p>
          </table:table-cell>
          <table:table-cell table:formula="of:=COM.MICROSOFT.CONCAT(&quot;N=&quot;;[.A94];&quot;,M=&quot;;[.B9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7812" calcext:value-type="float">
            <text:p>8.7812</text:p>
          </table:table-cell>
          <table:table-cell table:formula="of:=COM.MICROSOFT.CONCAT(&quot;N=&quot;;[.A95];&quot;,M=&quot;;[.B9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68398" calcext:value-type="float">
            <text:p>8.68398</text:p>
          </table:table-cell>
          <table:table-cell table:formula="of:=COM.MICROSOFT.CONCAT(&quot;N=&quot;;[.A96];&quot;,M=&quot;;[.B9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69465" calcext:value-type="float">
            <text:p>8.69465</text:p>
          </table:table-cell>
          <table:table-cell table:formula="of:=COM.MICROSOFT.CONCAT(&quot;N=&quot;;[.A97];&quot;,M=&quot;;[.B9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85041" calcext:value-type="float">
            <text:p>8.85041</text:p>
          </table:table-cell>
          <table:table-cell table:formula="of:=COM.MICROSOFT.CONCAT(&quot;N=&quot;;[.A98];&quot;,M=&quot;;[.B9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69557" calcext:value-type="float">
            <text:p>8.69557</text:p>
          </table:table-cell>
          <table:table-cell table:formula="of:=COM.MICROSOFT.CONCAT(&quot;N=&quot;;[.A99];&quot;,M=&quot;;[.B9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6971" calcext:value-type="float">
            <text:p>8.6971</text:p>
          </table:table-cell>
          <table:table-cell table:formula="of:=COM.MICROSOFT.CONCAT(&quot;N=&quot;;[.A100];&quot;,M=&quot;;[.B10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8.84257" calcext:value-type="float">
            <text:p>8.84257</text:p>
          </table:table-cell>
          <table:table-cell table:formula="of:=COM.MICROSOFT.CONCAT(&quot;N=&quot;;[.A101];&quot;,M=&quot;;[.B10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72678" calcext:value-type="float">
            <text:p>4.72678</text:p>
          </table:table-cell>
          <table:table-cell table:formula="of:=COM.MICROSOFT.CONCAT(&quot;N=&quot;;[.A102];&quot;,M=&quot;;[.B10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72957" calcext:value-type="float">
            <text:p>4.72957</text:p>
          </table:table-cell>
          <table:table-cell table:formula="of:=COM.MICROSOFT.CONCAT(&quot;N=&quot;;[.A103];&quot;,M=&quot;;[.B10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72813" calcext:value-type="float">
            <text:p>4.72813</text:p>
          </table:table-cell>
          <table:table-cell table:formula="of:=COM.MICROSOFT.CONCAT(&quot;N=&quot;;[.A104];&quot;,M=&quot;;[.B10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86488" calcext:value-type="float">
            <text:p>4.86488</text:p>
          </table:table-cell>
          <table:table-cell table:formula="of:=COM.MICROSOFT.CONCAT(&quot;N=&quot;;[.A105];&quot;,M=&quot;;[.B10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72766" calcext:value-type="float">
            <text:p>4.72766</text:p>
          </table:table-cell>
          <table:table-cell table:formula="of:=COM.MICROSOFT.CONCAT(&quot;N=&quot;;[.A106];&quot;,M=&quot;;[.B10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72782" calcext:value-type="float">
            <text:p>4.72782</text:p>
          </table:table-cell>
          <table:table-cell table:formula="of:=COM.MICROSOFT.CONCAT(&quot;N=&quot;;[.A107];&quot;,M=&quot;;[.B10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72788" calcext:value-type="float">
            <text:p>4.72788</text:p>
          </table:table-cell>
          <table:table-cell table:formula="of:=COM.MICROSOFT.CONCAT(&quot;N=&quot;;[.A108];&quot;,M=&quot;;[.B10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86058" calcext:value-type="float">
            <text:p>4.86058</text:p>
          </table:table-cell>
          <table:table-cell table:formula="of:=COM.MICROSOFT.CONCAT(&quot;N=&quot;;[.A109];&quot;,M=&quot;;[.B10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72651" calcext:value-type="float">
            <text:p>4.72651</text:p>
          </table:table-cell>
          <table:table-cell table:formula="of:=COM.MICROSOFT.CONCAT(&quot;N=&quot;;[.A110];&quot;,M=&quot;;[.B11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4.72402" calcext:value-type="float">
            <text:p>4.72402</text:p>
          </table:table-cell>
          <table:table-cell table:formula="of:=COM.MICROSOFT.CONCAT(&quot;N=&quot;;[.A111];&quot;,M=&quot;;[.B11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44125" calcext:value-type="float">
            <text:p>2.44125</text:p>
          </table:table-cell>
          <table:table-cell table:formula="of:=COM.MICROSOFT.CONCAT(&quot;N=&quot;;[.A112];&quot;,M=&quot;;[.B11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44646" calcext:value-type="float">
            <text:p>2.44646</text:p>
          </table:table-cell>
          <table:table-cell table:formula="of:=COM.MICROSOFT.CONCAT(&quot;N=&quot;;[.A113];&quot;,M=&quot;;[.B11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5649" calcext:value-type="float">
            <text:p>2.5649</text:p>
          </table:table-cell>
          <table:table-cell table:formula="of:=COM.MICROSOFT.CONCAT(&quot;N=&quot;;[.A114];&quot;,M=&quot;;[.B11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44455" calcext:value-type="float">
            <text:p>2.44455</text:p>
          </table:table-cell>
          <table:table-cell table:formula="of:=COM.MICROSOFT.CONCAT(&quot;N=&quot;;[.A115];&quot;,M=&quot;;[.B11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4476" calcext:value-type="float">
            <text:p>2.4476</text:p>
          </table:table-cell>
          <table:table-cell table:formula="of:=COM.MICROSOFT.CONCAT(&quot;N=&quot;;[.A116];&quot;,M=&quot;;[.B11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45252" calcext:value-type="float">
            <text:p>2.45252</text:p>
          </table:table-cell>
          <table:table-cell table:formula="of:=COM.MICROSOFT.CONCAT(&quot;N=&quot;;[.A117];&quot;,M=&quot;;[.B11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44144" calcext:value-type="float">
            <text:p>2.44144</text:p>
          </table:table-cell>
          <table:table-cell table:formula="of:=COM.MICROSOFT.CONCAT(&quot;N=&quot;;[.A118];&quot;,M=&quot;;[.B11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58022" calcext:value-type="float">
            <text:p>2.58022</text:p>
          </table:table-cell>
          <table:table-cell table:formula="of:=COM.MICROSOFT.CONCAT(&quot;N=&quot;;[.A119];&quot;,M=&quot;;[.B11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44572" calcext:value-type="float">
            <text:p>2.44572</text:p>
          </table:table-cell>
          <table:table-cell table:formula="of:=COM.MICROSOFT.CONCAT(&quot;N=&quot;;[.A120];&quot;,M=&quot;;[.B12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2.45241" calcext:value-type="float">
            <text:p>2.45241</text:p>
          </table:table-cell>
          <table:table-cell table:formula="of:=COM.MICROSOFT.CONCAT(&quot;N=&quot;;[.A121];&quot;,M=&quot;;[.B12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47364" calcext:value-type="float">
            <text:p>1.47364</text:p>
          </table:table-cell>
          <table:table-cell table:formula="of:=COM.MICROSOFT.CONCAT(&quot;N=&quot;;[.A122];&quot;,M=&quot;;[.B12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47732" calcext:value-type="float">
            <text:p>1.47732</text:p>
          </table:table-cell>
          <table:table-cell table:formula="of:=COM.MICROSOFT.CONCAT(&quot;N=&quot;;[.A123];&quot;,M=&quot;;[.B12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49691" calcext:value-type="float">
            <text:p>1.49691</text:p>
          </table:table-cell>
          <table:table-cell table:formula="of:=COM.MICROSOFT.CONCAT(&quot;N=&quot;;[.A124];&quot;,M=&quot;;[.B12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57555" calcext:value-type="float">
            <text:p>1.57555</text:p>
          </table:table-cell>
          <table:table-cell table:formula="of:=COM.MICROSOFT.CONCAT(&quot;N=&quot;;[.A125];&quot;,M=&quot;;[.B12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4747" calcext:value-type="float">
            <text:p>1.4747</text:p>
          </table:table-cell>
          <table:table-cell table:formula="of:=COM.MICROSOFT.CONCAT(&quot;N=&quot;;[.A126];&quot;,M=&quot;;[.B12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47246" calcext:value-type="float">
            <text:p>1.47246</text:p>
          </table:table-cell>
          <table:table-cell table:formula="of:=COM.MICROSOFT.CONCAT(&quot;N=&quot;;[.A127];&quot;,M=&quot;;[.B12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47908" calcext:value-type="float">
            <text:p>1.47908</text:p>
          </table:table-cell>
          <table:table-cell table:formula="of:=COM.MICROSOFT.CONCAT(&quot;N=&quot;;[.A128];&quot;,M=&quot;;[.B12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46956" calcext:value-type="float">
            <text:p>1.46956</text:p>
          </table:table-cell>
          <table:table-cell table:formula="of:=COM.MICROSOFT.CONCAT(&quot;N=&quot;;[.A129];&quot;,M=&quot;;[.B12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46962" calcext:value-type="float">
            <text:p>1.46962</text:p>
          </table:table-cell>
          <table:table-cell table:formula="of:=COM.MICROSOFT.CONCAT(&quot;N=&quot;;[.A130];&quot;,M=&quot;;[.B13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1.529" calcext:value-type="float">
            <text:p>1.529</text:p>
          </table:table-cell>
          <table:table-cell table:formula="of:=COM.MICROSOFT.CONCAT(&quot;N=&quot;;[.A131];&quot;,M=&quot;;[.B13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08662" calcext:value-type="float">
            <text:p>1.08662</text:p>
          </table:table-cell>
          <table:table-cell table:formula="of:=COM.MICROSOFT.CONCAT(&quot;N=&quot;;[.A132];&quot;,M=&quot;;[.B13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09956" calcext:value-type="float">
            <text:p>1.09956</text:p>
          </table:table-cell>
          <table:table-cell table:formula="of:=COM.MICROSOFT.CONCAT(&quot;N=&quot;;[.A133];&quot;,M=&quot;;[.B13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10564" calcext:value-type="float">
            <text:p>1.10564</text:p>
          </table:table-cell>
          <table:table-cell table:formula="of:=COM.MICROSOFT.CONCAT(&quot;N=&quot;;[.A134];&quot;,M=&quot;;[.B13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09175" calcext:value-type="float">
            <text:p>1.09175</text:p>
          </table:table-cell>
          <table:table-cell table:formula="of:=COM.MICROSOFT.CONCAT(&quot;N=&quot;;[.A135];&quot;,M=&quot;;[.B13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08617" calcext:value-type="float">
            <text:p>1.08617</text:p>
          </table:table-cell>
          <table:table-cell table:formula="of:=COM.MICROSOFT.CONCAT(&quot;N=&quot;;[.A136];&quot;,M=&quot;;[.B13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19151" calcext:value-type="float">
            <text:p>1.19151</text:p>
          </table:table-cell>
          <table:table-cell table:formula="of:=COM.MICROSOFT.CONCAT(&quot;N=&quot;;[.A137];&quot;,M=&quot;;[.B13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08895" calcext:value-type="float">
            <text:p>1.08895</text:p>
          </table:table-cell>
          <table:table-cell table:formula="of:=COM.MICROSOFT.CONCAT(&quot;N=&quot;;[.A138];&quot;,M=&quot;;[.B13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09647" calcext:value-type="float">
            <text:p>1.09647</text:p>
          </table:table-cell>
          <table:table-cell table:formula="of:=COM.MICROSOFT.CONCAT(&quot;N=&quot;;[.A139];&quot;,M=&quot;;[.B13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08895" calcext:value-type="float">
            <text:p>1.08895</text:p>
          </table:table-cell>
          <table:table-cell table:formula="of:=COM.MICROSOFT.CONCAT(&quot;N=&quot;;[.A140];&quot;,M=&quot;;[.B14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1.09725" calcext:value-type="float">
            <text:p>1.09725</text:p>
          </table:table-cell>
          <table:table-cell table:formula="of:=COM.MICROSOFT.CONCAT(&quot;N=&quot;;[.A141];&quot;,M=&quot;;[.B14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68665" calcext:value-type="float">
            <text:p>1.68665</text:p>
          </table:table-cell>
          <table:table-cell table:formula="of:=COM.MICROSOFT.CONCAT(&quot;N=&quot;;[.A142];&quot;,M=&quot;;[.B14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71582" calcext:value-type="float">
            <text:p>1.71582</text:p>
          </table:table-cell>
          <table:table-cell table:formula="of:=COM.MICROSOFT.CONCAT(&quot;N=&quot;;[.A143];&quot;,M=&quot;;[.B14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67995" calcext:value-type="float">
            <text:p>1.67995</text:p>
          </table:table-cell>
          <table:table-cell table:formula="of:=COM.MICROSOFT.CONCAT(&quot;N=&quot;;[.A144];&quot;,M=&quot;;[.B14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67947" calcext:value-type="float">
            <text:p>1.67947</text:p>
          </table:table-cell>
          <table:table-cell table:formula="of:=COM.MICROSOFT.CONCAT(&quot;N=&quot;;[.A145];&quot;,M=&quot;;[.B14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69123" calcext:value-type="float">
            <text:p>1.69123</text:p>
          </table:table-cell>
          <table:table-cell table:formula="of:=COM.MICROSOFT.CONCAT(&quot;N=&quot;;[.A146];&quot;,M=&quot;;[.B14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67387" calcext:value-type="float">
            <text:p>1.67387</text:p>
          </table:table-cell>
          <table:table-cell table:formula="of:=COM.MICROSOFT.CONCAT(&quot;N=&quot;;[.A147];&quot;,M=&quot;;[.B14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68085" calcext:value-type="float">
            <text:p>1.68085</text:p>
          </table:table-cell>
          <table:table-cell table:formula="of:=COM.MICROSOFT.CONCAT(&quot;N=&quot;;[.A148];&quot;,M=&quot;;[.B14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71591" calcext:value-type="float">
            <text:p>1.71591</text:p>
          </table:table-cell>
          <table:table-cell table:formula="of:=COM.MICROSOFT.CONCAT(&quot;N=&quot;;[.A149];&quot;,M=&quot;;[.B14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68836" calcext:value-type="float">
            <text:p>1.68836</text:p>
          </table:table-cell>
          <table:table-cell table:formula="of:=COM.MICROSOFT.CONCAT(&quot;N=&quot;;[.A150];&quot;,M=&quot;;[.B15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uda</text:p>
          </table:table-cell>
          <table:table-cell office:value-type="float" office:value="1.6918" calcext:value-type="float">
            <text:p>1.6918</text:p>
          </table:table-cell>
          <table:table-cell table:formula="of:=COM.MICROSOFT.CONCAT(&quot;N=&quot;;[.A151];&quot;,M=&quot;;[.B15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144114" calcext:value-type="float">
            <text:p>0.144114</text:p>
          </table:table-cell>
          <table:table-cell table:formula="of:=COM.MICROSOFT.CONCAT(&quot;N=&quot;;[.A152];&quot;,M=&quot;;[.B15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129548" calcext:value-type="float">
            <text:p>0.129548</text:p>
          </table:table-cell>
          <table:table-cell table:formula="of:=COM.MICROSOFT.CONCAT(&quot;N=&quot;;[.A153];&quot;,M=&quot;;[.B15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11331" calcext:value-type="float">
            <text:p>0.11331</text:p>
          </table:table-cell>
          <table:table-cell table:formula="of:=COM.MICROSOFT.CONCAT(&quot;N=&quot;;[.A154];&quot;,M=&quot;;[.B15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101849" calcext:value-type="float">
            <text:p>0.101849</text:p>
          </table:table-cell>
          <table:table-cell table:formula="of:=COM.MICROSOFT.CONCAT(&quot;N=&quot;;[.A155];&quot;,M=&quot;;[.B15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0948429" calcext:value-type="float">
            <text:p>0.0948429</text:p>
          </table:table-cell>
          <table:table-cell table:formula="of:=COM.MICROSOFT.CONCAT(&quot;N=&quot;;[.A156];&quot;,M=&quot;;[.B15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0867385" calcext:value-type="float">
            <text:p>0.0867385</text:p>
          </table:table-cell>
          <table:table-cell table:formula="of:=COM.MICROSOFT.CONCAT(&quot;N=&quot;;[.A157];&quot;,M=&quot;;[.B15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0858177" calcext:value-type="float">
            <text:p>0.0858177</text:p>
          </table:table-cell>
          <table:table-cell table:formula="of:=COM.MICROSOFT.CONCAT(&quot;N=&quot;;[.A158];&quot;,M=&quot;;[.B15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0858056" calcext:value-type="float">
            <text:p>0.0858056</text:p>
          </table:table-cell>
          <table:table-cell table:formula="of:=COM.MICROSOFT.CONCAT(&quot;N=&quot;;[.A159];&quot;,M=&quot;;[.B15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0858246" calcext:value-type="float">
            <text:p>0.0858246</text:p>
          </table:table-cell>
          <table:table-cell table:formula="of:=COM.MICROSOFT.CONCAT(&quot;N=&quot;;[.A160];&quot;,M=&quot;;[.B16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da</text:p>
          </table:table-cell>
          <table:table-cell office:value-type="float" office:value="0.085804" calcext:value-type="float">
            <text:p>0.085804</text:p>
          </table:table-cell>
          <table:table-cell table:formula="of:=COM.MICROSOFT.CONCAT(&quot;N=&quot;;[.A161];&quot;,M=&quot;;[.B16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69493" calcext:value-type="float">
            <text:p>0.0469493</text:p>
          </table:table-cell>
          <table:table-cell table:formula="of:=COM.MICROSOFT.CONCAT(&quot;N=&quot;;[.A162];&quot;,M=&quot;;[.B16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7" calcext:value-type="float">
            <text:p>0.047</text:p>
          </table:table-cell>
          <table:table-cell table:formula="of:=COM.MICROSOFT.CONCAT(&quot;N=&quot;;[.A163];&quot;,M=&quot;;[.B16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70066" calcext:value-type="float">
            <text:p>0.0470066</text:p>
          </table:table-cell>
          <table:table-cell table:formula="of:=COM.MICROSOFT.CONCAT(&quot;N=&quot;;[.A164];&quot;,M=&quot;;[.B16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69497" calcext:value-type="float">
            <text:p>0.0469497</text:p>
          </table:table-cell>
          <table:table-cell table:formula="of:=COM.MICROSOFT.CONCAT(&quot;N=&quot;;[.A165];&quot;,M=&quot;;[.B16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69936" calcext:value-type="float">
            <text:p>0.0469936</text:p>
          </table:table-cell>
          <table:table-cell table:formula="of:=COM.MICROSOFT.CONCAT(&quot;N=&quot;;[.A166];&quot;,M=&quot;;[.B16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70482" calcext:value-type="float">
            <text:p>0.0470482</text:p>
          </table:table-cell>
          <table:table-cell table:formula="of:=COM.MICROSOFT.CONCAT(&quot;N=&quot;;[.A167];&quot;,M=&quot;;[.B16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70041" calcext:value-type="float">
            <text:p>0.0470041</text:p>
          </table:table-cell>
          <table:table-cell table:formula="of:=COM.MICROSOFT.CONCAT(&quot;N=&quot;;[.A168];&quot;,M=&quot;;[.B16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69911" calcext:value-type="float">
            <text:p>0.0469911</text:p>
          </table:table-cell>
          <table:table-cell table:formula="of:=COM.MICROSOFT.CONCAT(&quot;N=&quot;;[.A169];&quot;,M=&quot;;[.B16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70456" calcext:value-type="float">
            <text:p>0.0470456</text:p>
          </table:table-cell>
          <table:table-cell table:formula="of:=COM.MICROSOFT.CONCAT(&quot;N=&quot;;[.A170];&quot;,M=&quot;;[.B17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uda</text:p>
          </table:table-cell>
          <table:table-cell office:value-type="float" office:value="0.0470005" calcext:value-type="float">
            <text:p>0.0470005</text:p>
          </table:table-cell>
          <table:table-cell table:formula="of:=COM.MICROSOFT.CONCAT(&quot;N=&quot;;[.A171];&quot;,M=&quot;;[.B17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44898" calcext:value-type="float">
            <text:p>0.0244898</text:p>
          </table:table-cell>
          <table:table-cell table:formula="of:=COM.MICROSOFT.CONCAT(&quot;N=&quot;;[.A172];&quot;,M=&quot;;[.B17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45597" calcext:value-type="float">
            <text:p>0.0245597</text:p>
          </table:table-cell>
          <table:table-cell table:formula="of:=COM.MICROSOFT.CONCAT(&quot;N=&quot;;[.A173];&quot;,M=&quot;;[.B17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44935" calcext:value-type="float">
            <text:p>0.0244935</text:p>
          </table:table-cell>
          <table:table-cell table:formula="of:=COM.MICROSOFT.CONCAT(&quot;N=&quot;;[.A174];&quot;,M=&quot;;[.B17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44934" calcext:value-type="float">
            <text:p>0.0244934</text:p>
          </table:table-cell>
          <table:table-cell table:formula="of:=COM.MICROSOFT.CONCAT(&quot;N=&quot;;[.A175];&quot;,M=&quot;;[.B17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46066" calcext:value-type="float">
            <text:p>0.0246066</text:p>
          </table:table-cell>
          <table:table-cell table:formula="of:=COM.MICROSOFT.CONCAT(&quot;N=&quot;;[.A176];&quot;,M=&quot;;[.B17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71118" calcext:value-type="float">
            <text:p>0.0271118</text:p>
          </table:table-cell>
          <table:table-cell table:formula="of:=COM.MICROSOFT.CONCAT(&quot;N=&quot;;[.A177];&quot;,M=&quot;;[.B17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69926" calcext:value-type="float">
            <text:p>0.0269926</text:p>
          </table:table-cell>
          <table:table-cell table:formula="of:=COM.MICROSOFT.CONCAT(&quot;N=&quot;;[.A178];&quot;,M=&quot;;[.B17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70092" calcext:value-type="float">
            <text:p>0.0270092</text:p>
          </table:table-cell>
          <table:table-cell table:formula="of:=COM.MICROSOFT.CONCAT(&quot;N=&quot;;[.A179];&quot;,M=&quot;;[.B17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70679" calcext:value-type="float">
            <text:p>0.0270679</text:p>
          </table:table-cell>
          <table:table-cell table:formula="of:=COM.MICROSOFT.CONCAT(&quot;N=&quot;;[.A180];&quot;,M=&quot;;[.B18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da</text:p>
          </table:table-cell>
          <table:table-cell office:value-type="float" office:value="0.0269472" calcext:value-type="float">
            <text:p>0.0269472</text:p>
          </table:table-cell>
          <table:table-cell table:formula="of:=COM.MICROSOFT.CONCAT(&quot;N=&quot;;[.A181];&quot;,M=&quot;;[.B18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57946" calcext:value-type="float">
            <text:p>0.0157946</text:p>
          </table:table-cell>
          <table:table-cell table:formula="of:=COM.MICROSOFT.CONCAT(&quot;N=&quot;;[.A182];&quot;,M=&quot;;[.B18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5786" calcext:value-type="float">
            <text:p>0.015786</text:p>
          </table:table-cell>
          <table:table-cell table:formula="of:=COM.MICROSOFT.CONCAT(&quot;N=&quot;;[.A183];&quot;,M=&quot;;[.B18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61716" calcext:value-type="float">
            <text:p>0.0161716</text:p>
          </table:table-cell>
          <table:table-cell table:formula="of:=COM.MICROSOFT.CONCAT(&quot;N=&quot;;[.A184];&quot;,M=&quot;;[.B18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57383" calcext:value-type="float">
            <text:p>0.0157383</text:p>
          </table:table-cell>
          <table:table-cell table:formula="of:=COM.MICROSOFT.CONCAT(&quot;N=&quot;;[.A185];&quot;,M=&quot;;[.B18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58562" calcext:value-type="float">
            <text:p>0.0158562</text:p>
          </table:table-cell>
          <table:table-cell table:formula="of:=COM.MICROSOFT.CONCAT(&quot;N=&quot;;[.A186];&quot;,M=&quot;;[.B18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57581" calcext:value-type="float">
            <text:p>0.0157581</text:p>
          </table:table-cell>
          <table:table-cell table:formula="of:=COM.MICROSOFT.CONCAT(&quot;N=&quot;;[.A187];&quot;,M=&quot;;[.B18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57075" calcext:value-type="float">
            <text:p>0.0157075</text:p>
          </table:table-cell>
          <table:table-cell table:formula="of:=COM.MICROSOFT.CONCAT(&quot;N=&quot;;[.A188];&quot;,M=&quot;;[.B18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56235" calcext:value-type="float">
            <text:p>0.0156235</text:p>
          </table:table-cell>
          <table:table-cell table:formula="of:=COM.MICROSOFT.CONCAT(&quot;N=&quot;;[.A189];&quot;,M=&quot;;[.B18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58885" calcext:value-type="float">
            <text:p>0.0158885</text:p>
          </table:table-cell>
          <table:table-cell table:formula="of:=COM.MICROSOFT.CONCAT(&quot;N=&quot;;[.A190];&quot;,M=&quot;;[.B19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da</text:p>
          </table:table-cell>
          <table:table-cell office:value-type="float" office:value="0.0157122" calcext:value-type="float">
            <text:p>0.0157122</text:p>
          </table:table-cell>
          <table:table-cell table:formula="of:=COM.MICROSOFT.CONCAT(&quot;N=&quot;;[.A191];&quot;,M=&quot;;[.B19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09387" calcext:value-type="float">
            <text:p>0.0109387</text:p>
          </table:table-cell>
          <table:table-cell table:formula="of:=COM.MICROSOFT.CONCAT(&quot;N=&quot;;[.A192];&quot;,M=&quot;;[.B19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10221" calcext:value-type="float">
            <text:p>0.0110221</text:p>
          </table:table-cell>
          <table:table-cell table:formula="of:=COM.MICROSOFT.CONCAT(&quot;N=&quot;;[.A193];&quot;,M=&quot;;[.B19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09635" calcext:value-type="float">
            <text:p>0.0109635</text:p>
          </table:table-cell>
          <table:table-cell table:formula="of:=COM.MICROSOFT.CONCAT(&quot;N=&quot;;[.A194];&quot;,M=&quot;;[.B19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23626" calcext:value-type="float">
            <text:p>0.0123626</text:p>
          </table:table-cell>
          <table:table-cell table:formula="of:=COM.MICROSOFT.CONCAT(&quot;N=&quot;;[.A195];&quot;,M=&quot;;[.B19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23825" calcext:value-type="float">
            <text:p>0.0123825</text:p>
          </table:table-cell>
          <table:table-cell table:formula="of:=COM.MICROSOFT.CONCAT(&quot;N=&quot;;[.A196];&quot;,M=&quot;;[.B19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23949" calcext:value-type="float">
            <text:p>0.0123949</text:p>
          </table:table-cell>
          <table:table-cell table:formula="of:=COM.MICROSOFT.CONCAT(&quot;N=&quot;;[.A197];&quot;,M=&quot;;[.B19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2402" calcext:value-type="float">
            <text:p>0.012402</text:p>
          </table:table-cell>
          <table:table-cell table:formula="of:=COM.MICROSOFT.CONCAT(&quot;N=&quot;;[.A198];&quot;,M=&quot;;[.B19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23319" calcext:value-type="float">
            <text:p>0.0123319</text:p>
          </table:table-cell>
          <table:table-cell table:formula="of:=COM.MICROSOFT.CONCAT(&quot;N=&quot;;[.A199];&quot;,M=&quot;;[.B19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2356" calcext:value-type="float">
            <text:p>0.012356</text:p>
          </table:table-cell>
          <table:table-cell table:formula="of:=COM.MICROSOFT.CONCAT(&quot;N=&quot;;[.A200];&quot;,M=&quot;;[.B20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uda</text:p>
          </table:table-cell>
          <table:table-cell office:value-type="float" office:value="0.0123811" calcext:value-type="float">
            <text:p>0.0123811</text:p>
          </table:table-cell>
          <table:table-cell table:formula="of:=COM.MICROSOFT.CONCAT(&quot;N=&quot;;[.A201];&quot;,M=&quot;;[.B201])" office:value-type="string" office:string-value="N=1000,M=1000" calcext:value-type="string">
            <text:p>N=1000,M=1000</text:p>
          </table:table-cell>
        </table:table-row>
      </table:table>
      <table:table table:name="Pivot Table_data-good_1" table:style-name="ta1">
        <table:table-column table:style-name="co9" table:default-cell-style-name="ce22"/>
        <table:table-column table:style-name="co8" table:default-cell-style-name="ce28"/>
        <table:table-column table:style-name="co8" table:default-cell-style-name="ce34"/>
        <table:table-row table:style-name="ro1">
          <table:table-cell table:style-name="ce19" office:value-type="string" calcext:value-type="string">
            <text:p>size</text:p>
          </table:table-cell>
          <table:table-cell table:style-name="ce25" office:value-type="string" calcext:value-type="string">
            <text:p>p</text:p>
          </table:table-cell>
          <table:table-cell table:style-name="ce31" office:value-type="string" calcext:value-type="string">
            <text:p>Average - elapsed</text:p>
          </table:table-cell>
        </table:table-row>
        <table:table-row table:style-name="ro1">
          <table:table-cell table:style-name="ce20" office:value-type="string" calcext:value-type="string">
            <text:p>N=10,M=10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0.0003632088" calcext:value-type="float">
            <text:p>0.0003632088</text:p>
          </table:table-cell>
        </table:table-row>
        <table:table-row table:style-name="ro1">
          <table:table-cell table:style-name="ce21" office:value-type="string" calcext:value-type="string">
            <text:p>N=1000,M=1000</text:p>
          </table:table-cell>
          <table:table-cell table:style-name="ce27" office:value-type="float" office:value="2" calcext:value-type="float">
            <text:p>2</text:p>
          </table:table-cell>
          <table:table-cell table:style-name="ce33" office:value-type="float" office:value="1.138736" calcext:value-type="float">
            <text:p>1.1387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652609" calcext:value-type="float">
            <text:p>0.565260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67803" calcext:value-type="float">
            <text:p>0.28678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583824" calcext:value-type="float">
            <text:p>0.158382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0136543" calcext:value-type="float">
            <text:p>0.1013654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699887" calcext:value-type="float">
            <text:p>0.0469988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2577717" calcext:value-type="float">
            <text:p>0.0257771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1580365" calcext:value-type="float">
            <text:p>0.01580365</text:p>
          </table:table-cell>
        </table:table-row>
        <table:table-row table:style-name="ro1">
          <table:table-cell table:style-name="ce23"/>
          <table:table-cell table:style-name="ce29" office:value-type="float" office:value="512" calcext:value-type="float">
            <text:p>512</text:p>
          </table:table-cell>
          <table:table-cell table:style-name="ce35" office:value-type="float" office:value="0.01195353" calcext:value-type="float">
            <text:p>0.01195353</text:p>
          </table:table-cell>
        </table:table-row>
        <table:table-row table:style-name="ro1">
          <table:table-cell table:style-name="ce21" office:value-type="string" calcext:value-type="string">
            <text:p>N=10000,M=10000</text:p>
          </table:table-cell>
          <table:table-cell table:style-name="ce27" office:value-type="float" office:value="2" calcext:value-type="float">
            <text:p>2</text:p>
          </table:table-cell>
          <table:table-cell table:style-name="ce33" office:value-type="float" office:value="117.8645" calcext:value-type="float">
            <text:p>117.86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9.94452" calcext:value-type="float">
            <text:p>59.9445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.70442" calcext:value-type="float">
            <text:p>30.704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28653" calcext:value-type="float">
            <text:p>16.2865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.730452" calcext:value-type="float">
            <text:p>8.73045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.754383" calcext:value-type="float">
            <text:p>4.75438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471707" calcext:value-type="float">
            <text:p>2.47170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.491784" calcext:value-type="float">
            <text:p>1.491784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03287" calcext:value-type="float">
            <text:p>1.103287</text:p>
          </table:table-cell>
        </table:table-row>
        <table:table-row table:style-name="ro1">
          <table:table-cell table:style-name="ce23"/>
          <table:table-cell table:style-name="ce29" office:value-type="float" office:value="1024" calcext:value-type="float">
            <text:p>1024</text:p>
          </table:table-cell>
          <table:table-cell table:style-name="ce35" office:value-type="float" office:value="1.690391" calcext:value-type="float">
            <text:p>1.690391</text:p>
          </table:table-cell>
        </table:table-row>
        <table:table-row table:style-name="ro1">
          <table:table-cell table:style-name="ce24" office:value-type="string" calcext:value-type="string">
            <text:p>Total Result</text:p>
          </table:table-cell>
          <table:table-cell table:style-name="ce30"/>
          <table:table-cell table:style-name="ce36" office:value-type="float" office:value="12.36966977294" calcext:value-type="float">
            <text:p>12.36966977294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-good_1'.A1:'Pivot Table_data-good_1'.C22" table:buttons="'Pivot Table_data-good_1'.A1 'Pivot Table_data-good_1'.B1" table:show-filter-button="false" table:drill-down-on-double-click="false">
          <table:source-cell-range table:cell-range-address="'data-good'.A1:'data-good'.H2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N=10,M=10" table:display="true" table:show-details="true"/>
                <table:data-pilot-member table:name="N=1000,M=1000" table:display="true" table:show-details="true"/>
                <table:data-pilot-member table:name="N=10000,M=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" table:orientation="data" table:used-hierarchy="0" table:function="average">
            <table:data-pilot-level table:show-empty="false" calcext:repeat-item-labels="false">
              <table:data-pilot-members>
                <table:data-pilot-member table:name="0.000354466" table:display="true" table:show-details="true"/>
                <table:data-pilot-member table:name="0.000355547" table:display="true" table:show-details="true"/>
                <table:data-pilot-member table:name="0.000355865" table:display="true" table:show-details="true"/>
                <table:data-pilot-member table:name="0.000356806" table:display="true" table:show-details="true"/>
                <table:data-pilot-member table:name="0.000357397" table:display="true" table:show-details="true"/>
                <table:data-pilot-member table:name="0.000358495" table:display="true" table:show-details="true"/>
                <table:data-pilot-member table:name="0.000359572" table:display="true" table:show-details="true"/>
                <table:data-pilot-member table:name="0.000366825" table:display="true" table:show-details="true"/>
                <table:data-pilot-member table:name="0.000377083" table:display="true" table:show-details="true"/>
                <table:data-pilot-member table:name="0.000390032" table:display="true" table:show-details="true"/>
                <table:data-pilot-member table:name="0.0109387" table:display="true" table:show-details="true"/>
                <table:data-pilot-member table:name="0.0109635" table:display="true" table:show-details="true"/>
                <table:data-pilot-member table:name="0.0110221" table:display="true" table:show-details="true"/>
                <table:data-pilot-member table:name="0.0123319" table:display="true" table:show-details="true"/>
                <table:data-pilot-member table:name="0.012356" table:display="true" table:show-details="true"/>
                <table:data-pilot-member table:name="0.0123626" table:display="true" table:show-details="true"/>
                <table:data-pilot-member table:name="0.0123811" table:display="true" table:show-details="true"/>
                <table:data-pilot-member table:name="0.0123825" table:display="true" table:show-details="true"/>
                <table:data-pilot-member table:name="0.0123949" table:display="true" table:show-details="true"/>
                <table:data-pilot-member table:name="0.012402" table:display="true" table:show-details="true"/>
                <table:data-pilot-member table:name="0.0156235" table:display="true" table:show-details="true"/>
                <table:data-pilot-member table:name="0.0157075" table:display="true" table:show-details="true"/>
                <table:data-pilot-member table:name="0.0157122" table:display="true" table:show-details="true"/>
                <table:data-pilot-member table:name="0.0157383" table:display="true" table:show-details="true"/>
                <table:data-pilot-member table:name="0.0157581" table:display="true" table:show-details="true"/>
                <table:data-pilot-member table:name="0.015786" table:display="true" table:show-details="true"/>
                <table:data-pilot-member table:name="0.0157946" table:display="true" table:show-details="true"/>
                <table:data-pilot-member table:name="0.0158562" table:display="true" table:show-details="true"/>
                <table:data-pilot-member table:name="0.0158885" table:display="true" table:show-details="true"/>
                <table:data-pilot-member table:name="0.0161716" table:display="true" table:show-details="true"/>
                <table:data-pilot-member table:name="0.0244898" table:display="true" table:show-details="true"/>
                <table:data-pilot-member table:name="0.0244934" table:display="true" table:show-details="true"/>
                <table:data-pilot-member table:name="0.0244935" table:display="true" table:show-details="true"/>
                <table:data-pilot-member table:name="0.0245597" table:display="true" table:show-details="true"/>
                <table:data-pilot-member table:name="0.0246066" table:display="true" table:show-details="true"/>
                <table:data-pilot-member table:name="0.0269472" table:display="true" table:show-details="true"/>
                <table:data-pilot-member table:name="0.0269926" table:display="true" table:show-details="true"/>
                <table:data-pilot-member table:name="0.0270092" table:display="true" table:show-details="true"/>
                <table:data-pilot-member table:name="0.0270679" table:display="true" table:show-details="true"/>
                <table:data-pilot-member table:name="0.0271118" table:display="true" table:show-details="true"/>
                <table:data-pilot-member table:name="0.0469493" table:display="true" table:show-details="true"/>
                <table:data-pilot-member table:name="0.0469497" table:display="true" table:show-details="true"/>
                <table:data-pilot-member table:name="0.0469911" table:display="true" table:show-details="true"/>
                <table:data-pilot-member table:name="0.0469936" table:display="true" table:show-details="true"/>
                <table:data-pilot-member table:name="0.047" table:display="true" table:show-details="true"/>
                <table:data-pilot-member table:name="0.0470005" table:display="true" table:show-details="true"/>
                <table:data-pilot-member table:name="0.0470041" table:display="true" table:show-details="true"/>
                <table:data-pilot-member table:name="0.0470066" table:display="true" table:show-details="true"/>
                <table:data-pilot-member table:name="0.0470456" table:display="true" table:show-details="true"/>
                <table:data-pilot-member table:name="0.0470482" table:display="true" table:show-details="true"/>
                <table:data-pilot-member table:name="0.085804" table:display="true" table:show-details="true"/>
                <table:data-pilot-member table:name="0.0858056" table:display="true" table:show-details="true"/>
                <table:data-pilot-member table:name="0.0858177" table:display="true" table:show-details="true"/>
                <table:data-pilot-member table:name="0.0858246" table:display="true" table:show-details="true"/>
                <table:data-pilot-member table:name="0.0867385" table:display="true" table:show-details="true"/>
                <table:data-pilot-member table:name="0.0948429" table:display="true" table:show-details="true"/>
                <table:data-pilot-member table:name="0.101849" table:display="true" table:show-details="true"/>
                <table:data-pilot-member table:name="0.11331" table:display="true" table:show-details="true"/>
                <table:data-pilot-member table:name="0.129548" table:display="true" table:show-details="true"/>
                <table:data-pilot-member table:name="0.144114" table:display="true" table:show-details="true"/>
                <table:data-pilot-member table:name="0.158342" table:display="true" table:show-details="true"/>
                <table:data-pilot-member table:name="0.158356" table:display="true" table:show-details="true"/>
                <table:data-pilot-member table:name="0.15836" table:display="true" table:show-details="true"/>
                <table:data-pilot-member table:name="0.158367" table:display="true" table:show-details="true"/>
                <table:data-pilot-member table:name="0.158377" table:display="true" table:show-details="true"/>
                <table:data-pilot-member table:name="0.158388" table:display="true" table:show-details="true"/>
                <table:data-pilot-member table:name="0.158394" table:display="true" table:show-details="true"/>
                <table:data-pilot-member table:name="0.158401" table:display="true" table:show-details="true"/>
                <table:data-pilot-member table:name="0.158416" table:display="true" table:show-details="true"/>
                <table:data-pilot-member table:name="0.158423" table:display="true" table:show-details="true"/>
                <table:data-pilot-member table:name="0.286736" table:display="true" table:show-details="true"/>
                <table:data-pilot-member table:name="0.286751" table:display="true" table:show-details="true"/>
                <table:data-pilot-member table:name="0.286761" table:display="true" table:show-details="true"/>
                <table:data-pilot-member table:name="0.286766" table:display="true" table:show-details="true"/>
                <table:data-pilot-member table:name="0.286773" table:display="true" table:show-details="true"/>
                <table:data-pilot-member table:name="0.286794" table:display="true" table:show-details="true"/>
                <table:data-pilot-member table:name="0.286799" table:display="true" table:show-details="true"/>
                <table:data-pilot-member table:name="0.286827" table:display="true" table:show-details="true"/>
                <table:data-pilot-member table:name="0.28683" table:display="true" table:show-details="true"/>
                <table:data-pilot-member table:name="0.56509" table:display="true" table:show-details="true"/>
                <table:data-pilot-member table:name="0.565131" table:display="true" table:show-details="true"/>
                <table:data-pilot-member table:name="0.565137" table:display="true" table:show-details="true"/>
                <table:data-pilot-member table:name="0.565143" table:display="true" table:show-details="true"/>
                <table:data-pilot-member table:name="0.565155" table:display="true" table:show-details="true"/>
                <table:data-pilot-member table:name="0.565156" table:display="true" table:show-details="true"/>
                <table:data-pilot-member table:name="0.565173" table:display="true" table:show-details="true"/>
                <table:data-pilot-member table:name="0.565199" table:display="true" table:show-details="true"/>
                <table:data-pilot-member table:name="0.565221" table:display="true" table:show-details="true"/>
                <table:data-pilot-member table:name="0.566204" table:display="true" table:show-details="true"/>
                <table:data-pilot-member table:name="1.08617" table:display="true" table:show-details="true"/>
                <table:data-pilot-member table:name="1.08662" table:display="true" table:show-details="true"/>
                <table:data-pilot-member table:name="1.08895" table:display="true" table:show-details="true"/>
                <table:data-pilot-member table:name="1.09175" table:display="true" table:show-details="true"/>
                <table:data-pilot-member table:name="1.09647" table:display="true" table:show-details="true"/>
                <table:data-pilot-member table:name="1.09725" table:display="true" table:show-details="true"/>
                <table:data-pilot-member table:name="1.09956" table:display="true" table:show-details="true"/>
                <table:data-pilot-member table:name="1.10564" table:display="true" table:show-details="true"/>
                <table:data-pilot-member table:name="1.11532" table:display="true" table:show-details="true"/>
                <table:data-pilot-member table:name="1.11545" table:display="true" table:show-details="true"/>
                <table:data-pilot-member table:name="1.11549" table:display="true" table:show-details="true"/>
                <table:data-pilot-member table:name="1.11563" table:display="true" table:show-details="true"/>
                <table:data-pilot-member table:name="1.1157" table:display="true" table:show-details="true"/>
                <table:data-pilot-member table:name="1.11576" table:display="true" table:show-details="true"/>
                <table:data-pilot-member table:name="1.11578" table:display="true" table:show-details="true"/>
                <table:data-pilot-member table:name="1.11593" table:display="true" table:show-details="true"/>
                <table:data-pilot-member table:name="1.11678" table:display="true" table:show-details="true"/>
                <table:data-pilot-member table:name="1.19151" table:display="true" table:show-details="true"/>
                <table:data-pilot-member table:name="1.34552" table:display="true" table:show-details="true"/>
                <table:data-pilot-member table:name="1.46956" table:display="true" table:show-details="true"/>
                <table:data-pilot-member table:name="1.46962" table:display="true" table:show-details="true"/>
                <table:data-pilot-member table:name="1.47246" table:display="true" table:show-details="true"/>
                <table:data-pilot-member table:name="1.47364" table:display="true" table:show-details="true"/>
                <table:data-pilot-member table:name="1.4747" table:display="true" table:show-details="true"/>
                <table:data-pilot-member table:name="1.47732" table:display="true" table:show-details="true"/>
                <table:data-pilot-member table:name="1.47908" table:display="true" table:show-details="true"/>
                <table:data-pilot-member table:name="1.49691" table:display="true" table:show-details="true"/>
                <table:data-pilot-member table:name="1.529" table:display="true" table:show-details="true"/>
                <table:data-pilot-member table:name="1.57555" table:display="true" table:show-details="true"/>
                <table:data-pilot-member table:name="1.67387" table:display="true" table:show-details="true"/>
                <table:data-pilot-member table:name="1.67947" table:display="true" table:show-details="true"/>
                <table:data-pilot-member table:name="1.67995" table:display="true" table:show-details="true"/>
                <table:data-pilot-member table:name="1.68085" table:display="true" table:show-details="true"/>
                <table:data-pilot-member table:name="1.68665" table:display="true" table:show-details="true"/>
                <table:data-pilot-member table:name="1.68836" table:display="true" table:show-details="true"/>
                <table:data-pilot-member table:name="1.69123" table:display="true" table:show-details="true"/>
                <table:data-pilot-member table:name="1.6918" table:display="true" table:show-details="true"/>
                <table:data-pilot-member table:name="1.71582" table:display="true" table:show-details="true"/>
                <table:data-pilot-member table:name="1.71591" table:display="true" table:show-details="true"/>
                <table:data-pilot-member table:name="2.44125" table:display="true" table:show-details="true"/>
                <table:data-pilot-member table:name="2.44144" table:display="true" table:show-details="true"/>
                <table:data-pilot-member table:name="2.44455" table:display="true" table:show-details="true"/>
                <table:data-pilot-member table:name="2.44572" table:display="true" table:show-details="true"/>
                <table:data-pilot-member table:name="2.44646" table:display="true" table:show-details="true"/>
                <table:data-pilot-member table:name="2.4476" table:display="true" table:show-details="true"/>
                <table:data-pilot-member table:name="2.45241" table:display="true" table:show-details="true"/>
                <table:data-pilot-member table:name="2.45252" table:display="true" table:show-details="true"/>
                <table:data-pilot-member table:name="2.5649" table:display="true" table:show-details="true"/>
                <table:data-pilot-member table:name="2.58022" table:display="true" table:show-details="true"/>
                <table:data-pilot-member table:name="4.72402" table:display="true" table:show-details="true"/>
                <table:data-pilot-member table:name="4.72651" table:display="true" table:show-details="true"/>
                <table:data-pilot-member table:name="4.72678" table:display="true" table:show-details="true"/>
                <table:data-pilot-member table:name="4.72766" table:display="true" table:show-details="true"/>
                <table:data-pilot-member table:name="4.72782" table:display="true" table:show-details="true"/>
                <table:data-pilot-member table:name="4.72788" table:display="true" table:show-details="true"/>
                <table:data-pilot-member table:name="4.72813" table:display="true" table:show-details="true"/>
                <table:data-pilot-member table:name="4.72957" table:display="true" table:show-details="true"/>
                <table:data-pilot-member table:name="4.86058" table:display="true" table:show-details="true"/>
                <table:data-pilot-member table:name="4.86488" table:display="true" table:show-details="true"/>
                <table:data-pilot-member table:name="8.64668" table:display="true" table:show-details="true"/>
                <table:data-pilot-member table:name="8.64957" table:display="true" table:show-details="true"/>
                <table:data-pilot-member table:name="8.68398" table:display="true" table:show-details="true"/>
                <table:data-pilot-member table:name="8.69465" table:display="true" table:show-details="true"/>
                <table:data-pilot-member table:name="8.69557" table:display="true" table:show-details="true"/>
                <table:data-pilot-member table:name="8.6971" table:display="true" table:show-details="true"/>
                <table:data-pilot-member table:name="8.76279" table:display="true" table:show-details="true"/>
                <table:data-pilot-member table:name="8.7812" table:display="true" table:show-details="true"/>
                <table:data-pilot-member table:name="8.84257" table:display="true" table:show-details="true"/>
                <table:data-pilot-member table:name="8.85041" table:display="true" table:show-details="true"/>
                <table:data-pilot-member table:name="16.2196" table:display="true" table:show-details="true"/>
                <table:data-pilot-member table:name="16.221" table:display="true" table:show-details="true"/>
                <table:data-pilot-member table:name="16.2213" table:display="true" table:show-details="true"/>
                <table:data-pilot-member table:name="16.2222" table:display="true" table:show-details="true"/>
                <table:data-pilot-member table:name="16.2275" table:display="true" table:show-details="true"/>
                <table:data-pilot-member table:name="16.3262" table:display="true" table:show-details="true"/>
                <table:data-pilot-member table:name="16.343" table:display="true" table:show-details="true"/>
                <table:data-pilot-member table:name="16.35" table:display="true" table:show-details="true"/>
                <table:data-pilot-member table:name="16.363" table:display="true" table:show-details="true"/>
                <table:data-pilot-member table:name="16.3715" table:display="true" table:show-details="true"/>
                <table:data-pilot-member table:name="30.6453" table:display="true" table:show-details="true"/>
                <table:data-pilot-member table:name="30.6459" table:display="true" table:show-details="true"/>
                <table:data-pilot-member table:name="30.6473" table:display="true" table:show-details="true"/>
                <table:data-pilot-member table:name="30.6479" table:display="true" table:show-details="true"/>
                <table:data-pilot-member table:name="30.6702" table:display="true" table:show-details="true"/>
                <table:data-pilot-member table:name="30.7063" table:display="true" table:show-details="true"/>
                <table:data-pilot-member table:name="30.756" table:display="true" table:show-details="true"/>
                <table:data-pilot-member table:name="30.7579" table:display="true" table:show-details="true"/>
                <table:data-pilot-member table:name="30.7689" table:display="true" table:show-details="true"/>
                <table:data-pilot-member table:name="30.7985" table:display="true" table:show-details="true"/>
                <table:data-pilot-member table:name="59.8845" table:display="true" table:show-details="true"/>
                <table:data-pilot-member table:name="59.9341" table:display="true" table:show-details="true"/>
                <table:data-pilot-member table:name="59.9343" table:display="true" table:show-details="true"/>
                <table:data-pilot-member table:name="59.9377" table:display="true" table:show-details="true"/>
                <table:data-pilot-member table:name="59.9403" table:display="true" table:show-details="true"/>
                <table:data-pilot-member table:name="59.9469" table:display="true" table:show-details="true"/>
                <table:data-pilot-member table:name="59.9532" table:display="true" table:show-details="true"/>
                <table:data-pilot-member table:name="59.9608" table:display="true" table:show-details="true"/>
                <table:data-pilot-member table:name="59.976" table:display="true" table:show-details="true"/>
                <table:data-pilot-member table:name="59.9774" table:display="true" table:show-details="true"/>
                <table:data-pilot-member table:name="117.496" table:display="true" table:show-details="true"/>
                <table:data-pilot-member table:name="117.507" table:display="true" table:show-details="true"/>
                <table:data-pilot-member table:name="117.513" table:display="true" table:show-details="true"/>
                <table:data-pilot-member table:name="117.526" table:display="true" table:show-details="true"/>
                <table:data-pilot-member table:name="117.539" table:display="true" table:show-details="true"/>
                <table:data-pilot-member table:name="117.628" table:display="true" table:show-details="true"/>
                <table:data-pilot-member table:name="118.214" table:display="true" table:show-details="true"/>
                <table:data-pilot-member table:name="118.838" table:display="true" table:show-details="true"/>
                <table:data-pilot-member table:name="118.8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9:58:43.714157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7T12:20:51.157460301</dc:date>
    <meta:editing-duration>PT2H24M31S</meta:editing-duration>
    <meta:editing-cycles>4</meta:editing-cycles>
    <meta:generator>LibreOffice/7.5.7.1$Linux_X86_64 LibreOffice_project/50$Build-1</meta:generator>
    <meta:document-statistic meta:table-count="2" meta:cell-count="1656" meta:object-count="0"/>
  </office:meta>
</office:document-meta>
</file>